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1.3638in"/>
    </style:style>
    <style:style style:name="co3" style:family="table-column">
      <style:table-column-properties fo:break-before="auto" style:column-width="0.6217in"/>
    </style:style>
    <style:style style:name="co4" style:family="table-column">
      <style:table-column-properties fo:break-before="auto" style:column-width="0.4362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6917in"/>
    </style:style>
    <style:style style:name="co8" style:family="table-column">
      <style:table-column-properties fo:break-before="auto" style:column-width="0.5563in"/>
    </style:style>
    <style:style style:name="ro1" style:family="table-row">
      <style:table-row-properties style:row-height="0.5209in" fo:break-before="auto" style:use-optimal-row-height="false"/>
    </style:style>
    <style:style style:name="ro2" style:family="table-row">
      <style:table-row-properties style:row-height="0.1654in" fo:break-before="auto" style:use-optimal-row-height="true"/>
    </style:style>
    <style:style style:name="ro3" style:family="table-row">
      <style:table-row-properties style:row-height="0.5102in" fo:break-before="auto" style:use-optimal-row-height="false"/>
    </style:style>
    <style:style style:name="ro4" style:family="table-row">
      <style:table-row-properties style:row-height="0.5311in" fo:break-before="auto" style:use-optimal-row-height="false"/>
    </style:style>
    <style:style style:name="ro5" style:family="table-row">
      <style:table-row-properties style:row-height="0.5417in" fo:break-before="auto" style:use-optimal-row-height="false"/>
    </style:style>
    <style:style style:name="ro6" style:family="table-row">
      <style:table-row-properties style:row-height="0.5626in" fo:break-before="auto" style:use-optimal-row-height="false"/>
    </style:style>
    <style:style style:name="ta1" style:family="table" style:master-page-name="PageStyle_5f_Tot_5f_83_5f_86">
      <style:table-properties table:display="true" style:writing-mode="lr-tb"/>
    </style:style>
    <style:style style:name="ta2" style:family="table" style:master-page-name="PageStyle_5f_Tot_5f_87_5f_90">
      <style:table-properties table:display="true" style:writing-mode="lr-tb"/>
    </style:style>
    <style:style style:name="ta3" style:family="table" style:master-page-name="PageStyle_5f_Tot_5f_91_5f_94">
      <style:table-properties table:display="true" style:writing-mode="lr-tb"/>
    </style:style>
    <style:style style:name="ta4" style:family="table" style:master-page-name="PageStyle_5f_Tot_5f_95_5f_98">
      <style:table-properties table:display="true" style:writing-mode="lr-tb"/>
    </style:style>
    <style:style style:name="ta5" style:family="table" style:master-page-name="PageStyle_5f_Tot_5f_99_5f_02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4" style:family="table-cell" style:parent-style-name="Default" style:data-style-name="N3"/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Tot_83_86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4" table:number-rows-spanned="1">
            <text:p>Interruzioni volontarie della gravidanza per regione</text:p>
          </table:table-cell>
          <table:covered-table-cell table:number-columns-repeated="3" table:style-name="ce3"/>
          <table:table-cell table:number-columns-repeated="25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52"/>
        </table:table-row>
        <table:table-row table:style-name="ro2">
          <table:table-cell table:style-name="ce2" office:value-type="string">
            <text:p>Zona</text:p>
          </table:table-cell>
          <table:table-cell table:style-name="ce2" office:value-type="string">
            <text:p>REGIONI</text:p>
          </table:table-cell>
          <table:table-cell table:style-name="ce2" office:value-type="string">
            <text:p>Numero</text:p>
          </table:table-cell>
          <table:table-cell table:style-name="ce2" office:value-type="string">
            <text:p>Anno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office:value-type="float" office:value="19088">
            <text:p>19.088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table:style-name="Default" office:value-type="float" office:value="634">
            <text:p>634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office:value-type="float" office:value="36796">
            <text:p>36.796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office:value-type="float" office:value="2196">
            <text:p>2.196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office:value-type="float" office:value="10896">
            <text:p>10.896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office:value-type="float" office:value="4463">
            <text:p>4.463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office:value-type="float" office:value="7791">
            <text:p>7.791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office:value-type="float" office:value="19479">
            <text:p>19.479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office:value-type="float" office:value="16381">
            <text:p>16.381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office:value-type="float" office:value="3592">
            <text:p>3.592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office:value-type="float" office:value="5415">
            <text:p>5.415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office:value-type="float" office:value="24511">
            <text:p>24.511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office:value-type="float" office:value="4995">
            <text:p>4.995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1224">
            <text:p>1.224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office:value-type="float" office:value="16120">
            <text:p>16.120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office:value-type="float" office:value="28112">
            <text:p>28.112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office:value-type="float" office:value="2364">
            <text:p>2.364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office:value-type="float" office:value="5941">
            <text:p>5.941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office:value-type="float" office:value="14360">
            <text:p>14.360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office:value-type="float" office:value="4379">
            <text:p>4.379</text:p>
          </table:table-cell>
          <table:table-cell office:value-type="float" office:value="1983">
            <text:p>1983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office:value-type="float" office:value="20012">
            <text:p>20.012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table:style-name="Default" office:value-type="float" office:value="622">
            <text:p>622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office:value-type="float" office:value="35903">
            <text:p>35.903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office:value-type="float" office:value="2242">
            <text:p>2.242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office:value-type="float" office:value="10714">
            <text:p>10.714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office:value-type="float" office:value="4402">
            <text:p>4.402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office:value-type="float" office:value="7651">
            <text:p>7.651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office:value-type="float" office:value="18676">
            <text:p>18.676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office:value-type="float" office:value="15813">
            <text:p>15.813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office:value-type="float" office:value="3865">
            <text:p>3.865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office:value-type="float" office:value="5337">
            <text:p>5.337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office:value-type="float" office:value="24176">
            <text:p>24.176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office:value-type="float" office:value="5254">
            <text:p>5.254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1249">
            <text:p>1.249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office:value-type="float" office:value="15936">
            <text:p>15.936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office:value-type="float" office:value="28628">
            <text:p>28.628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office:value-type="float" office:value="2616">
            <text:p>2.616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office:value-type="float" office:value="5149">
            <text:p>5.149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office:value-type="float" office:value="13518">
            <text:p>13.518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office:value-type="float" office:value="4592">
            <text:p>4.592</text:p>
          </table:table-cell>
          <table:table-cell office:value-type="float" office:value="1984">
            <text:p>1984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office:value-type="float" office:value="17158">
            <text:p>17.158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table:style-name="Default" office:value-type="float" office:value="628">
            <text:p>628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office:value-type="float" office:value="32678">
            <text:p>32.678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office:value-type="float" office:value="2104">
            <text:p>2.104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office:value-type="float" office:value="9767">
            <text:p>9.767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office:value-type="float" office:value="3878">
            <text:p>3.878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office:value-type="float" office:value="6916">
            <text:p>6.916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office:value-type="float" office:value="16726">
            <text:p>16.726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office:value-type="float" office:value="13337">
            <text:p>13.337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office:value-type="float" office:value="3694">
            <text:p>3.694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office:value-type="float" office:value="4738">
            <text:p>4.738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office:value-type="float" office:value="21925">
            <text:p>21.925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office:value-type="float" office:value="4905">
            <text:p>4.905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1325">
            <text:p>1.325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office:value-type="float" office:value="14418">
            <text:p>14.418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office:value-type="float" office:value="26566">
            <text:p>26.566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office:value-type="float" office:value="2468">
            <text:p>2.468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table:style-name="Default" office:value-type="float" office:value="587">
            <text:p>587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office:value-type="float" office:value="14575">
            <text:p>14.575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office:value-type="float" office:value="4764">
            <text:p>4.764</text:p>
          </table:table-cell>
          <table:table-cell office:value-type="float" office:value="1985">
            <text:p>1985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office:value-type="float" office:value="8462">
            <text:p>8.462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table:style-name="Default" office:value-type="float" office:value="550">
            <text:p>550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office:value-type="float" office:value="30008">
            <text:p>30.008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office:value-type="float" office:value="1988">
            <text:p>1.988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office:value-type="float" office:value="9248">
            <text:p>9.248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office:value-type="float" office:value="3601">
            <text:p>3.601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office:value-type="float" office:value="6286">
            <text:p>6.286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office:value-type="float" office:value="15214">
            <text:p>15.214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office:value-type="float" office:value="11815">
            <text:p>11.815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office:value-type="float" office:value="3277">
            <text:p>3.277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office:value-type="float" office:value="4182">
            <text:p>4.182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office:value-type="float" office:value="21546">
            <text:p>21.546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office:value-type="float" office:value="4738">
            <text:p>4.738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1210">
            <text:p>1.210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office:value-type="float" office:value="14862">
            <text:p>14.862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office:value-type="float" office:value="25073">
            <text:p>25.073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office:value-type="float" office:value="2416">
            <text:p>2.416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office:value-type="float" office:value="4962">
            <text:p>4.962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office:value-type="float" office:value="13836">
            <text:p>13.836</text:p>
          </table:table-cell>
          <table:table-cell office:value-type="float" office:value="1986">
            <text:p>1986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office:value-type="float" office:value="3963">
            <text:p>3.963</text:p>
          </table:table-cell>
          <table:table-cell office:value-type="float" office:value="1986">
            <text:p>1986</text:p>
          </table:table-cell>
          <table:table-cell table:number-columns-repeated="252"/>
        </table:table-row>
      </table:table>
      <table:table table:name="Tot_87_90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5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47" table:default-cell-style-name="Default"/>
        <table:table-row table:style-name="ro3">
          <table:table-cell table:style-name="ce1" office:value-type="string" table:number-columns-spanned="4" table:number-rows-spanned="1">
            <text:p>Interruzioni volontarie della gravidanza per regione</text:p>
          </table:table-cell>
          <table:covered-table-cell table:number-columns-repeated="3" table:style-name="ce3"/>
          <table:table-cell table:number-columns-repeated="25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52"/>
        </table:table-row>
        <table:table-row table:style-name="ro2">
          <table:table-cell table:style-name="ce2" office:value-type="string">
            <text:p>Zona</text:p>
          </table:table-cell>
          <table:table-cell table:style-name="ce2" office:value-type="string">
            <text:p>REGIONI</text:p>
          </table:table-cell>
          <table:table-cell table:style-name="ce2" office:value-type="string">
            <text:p>Numero</text:p>
          </table:table-cell>
          <table:table-cell table:style-name="ce2" office:value-type="string">
            <text:p>Anno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office:value-type="float" office:value="4552">
            <text:p>4.552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office:value-type="float" office:value="2426">
            <text:p>2.426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office:value-type="float" office:value="5294">
            <text:p>5.294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office:value-type="float" office:value="16568">
            <text:p>16.568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office:value-type="float" office:value="14450">
            <text:p>14.450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office:value-type="float" office:value="3368">
            <text:p>3.368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office:value-type="float" office:value="18812">
            <text:p>18.812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office:value-type="float" office:value="5903">
            <text:p>5.903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office:value-type="float" office:value="28626">
            <text:p>28.626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office:value-type="float" office:value="3758">
            <text:p>3.758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1263">
            <text:p>1.263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office:value-type="float" office:value="5967">
            <text:p>5.967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office:value-type="float" office:value="23509">
            <text:p>23.509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office:value-type="float" office:value="3666">
            <text:p>3.666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office:value-type="float" office:value="13416">
            <text:p>13.416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office:value-type="float" office:value="11887">
            <text:p>11.887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office:value-type="float" office:value="1917">
            <text:p>1.917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office:value-type="float" office:value="3055">
            <text:p>3.055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table:style-name="Default" office:value-type="float" office:value="489">
            <text:p>489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office:value-type="float" office:value="8496">
            <text:p>8.496</text:p>
          </table:table-cell>
          <table:table-cell office:value-type="float" office:value="1987">
            <text:p>1987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office:value-type="float" office:value="4159">
            <text:p>4.159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office:value-type="float" office:value="2142">
            <text:p>2.142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office:value-type="float" office:value="4166">
            <text:p>4.166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office:value-type="float" office:value="15883">
            <text:p>15.883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office:value-type="float" office:value="13176">
            <text:p>13.176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office:value-type="float" office:value="3230">
            <text:p>3.230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office:value-type="float" office:value="19723">
            <text:p>19.723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office:value-type="float" office:value="5520">
            <text:p>5.520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office:value-type="float" office:value="27108">
            <text:p>27.108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office:value-type="float" office:value="3444">
            <text:p>3.444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1161">
            <text:p>1.161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office:value-type="float" office:value="11200">
            <text:p>11.200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office:value-type="float" office:value="21028">
            <text:p>21.028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office:value-type="float" office:value="3952">
            <text:p>3.952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office:value-type="float" office:value="12736">
            <text:p>12.736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office:value-type="float" office:value="11566">
            <text:p>11.566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office:value-type="float" office:value="1783">
            <text:p>1.783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office:value-type="float" office:value="2927">
            <text:p>2.927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table:style-name="Default" office:value-type="float" office:value="477">
            <text:p>477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office:value-type="float" office:value="8100">
            <text:p>8.100</text:p>
          </table:table-cell>
          <table:table-cell office:value-type="float" office:value="1988">
            <text:p>1988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office:value-type="float" office:value="4085">
            <text:p>4.085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office:value-type="float" office:value="2288">
            <text:p>2.288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office:value-type="float" office:value="4248">
            <text:p>4.248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office:value-type="float" office:value="14818">
            <text:p>14.818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office:value-type="float" office:value="12650">
            <text:p>12.650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office:value-type="float" office:value="3062">
            <text:p>3.062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office:value-type="float" office:value="19306">
            <text:p>19.306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office:value-type="float" office:value="4962">
            <text:p>4.962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office:value-type="float" office:value="25382">
            <text:p>25.382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office:value-type="float" office:value="3170">
            <text:p>3.170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1157">
            <text:p>1.157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office:value-type="float" office:value="8160">
            <text:p>8.160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office:value-type="float" office:value="22077">
            <text:p>22.077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office:value-type="float" office:value="3835">
            <text:p>3.835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office:value-type="float" office:value="11751">
            <text:p>11.751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office:value-type="float" office:value="11129">
            <text:p>11.129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office:value-type="float" office:value="1721">
            <text:p>1.721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office:value-type="float" office:value="2793">
            <text:p>2.793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table:style-name="Default" office:value-type="float" office:value="456">
            <text:p>456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office:value-type="float" office:value="7603">
            <text:p>7.603</text:p>
          </table:table-cell>
          <table:table-cell office:value-type="float" office:value="1989">
            <text:p>1989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office:value-type="float" office:value="3914">
            <text:p>3.914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office:value-type="float" office:value="2037">
            <text:p>2.037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office:value-type="float" office:value="4844">
            <text:p>4.844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office:value-type="float" office:value="14082">
            <text:p>14.082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office:value-type="float" office:value="12007">
            <text:p>12.007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office:value-type="float" office:value="2969">
            <text:p>2.969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office:value-type="float" office:value="18553">
            <text:p>18.553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office:value-type="float" office:value="4899">
            <text:p>4.899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office:value-type="float" office:value="24682">
            <text:p>24.682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office:value-type="float" office:value="3094">
            <text:p>3.094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1154">
            <text:p>1.154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office:value-type="float" office:value="8178">
            <text:p>8.178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office:value-type="float" office:value="20977">
            <text:p>20.977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office:value-type="float" office:value="3385">
            <text:p>3.385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office:value-type="float" office:value="11411">
            <text:p>11.411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office:value-type="float" office:value="10851">
            <text:p>10.851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office:value-type="float" office:value="1612">
            <text:p>1.612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office:value-type="float" office:value="2619">
            <text:p>2.619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table:style-name="Default" office:value-type="float" office:value="332">
            <text:p>332</text:p>
          </table:table-cell>
          <table:table-cell office:value-type="float" office:value="1990">
            <text:p>1990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office:value-type="float" office:value="7420">
            <text:p>7.420</text:p>
          </table:table-cell>
          <table:table-cell office:value-type="float" office:value="1990">
            <text:p>1990</text:p>
          </table:table-cell>
          <table:table-cell table:number-columns-repeated="252"/>
        </table:table-row>
      </table:table>
      <table:table table:name="Tot_91_94" table:style-name="ta3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5"/>
        <table:table-column table:style-name="co8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34" table:default-cell-style-name="Default"/>
        <table:table-row table:style-name="ro4">
          <table:table-cell table:style-name="ce1" office:value-type="string" table:number-columns-spanned="4" table:number-rows-spanned="1">
            <text:p>Interruzioni volontarie della gravidanza per regione</text:p>
          </table:table-cell>
          <table:covered-table-cell table:number-columns-repeated="3" table:style-name="ce3"/>
          <table:table-cell table:number-columns-repeated="25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52"/>
        </table:table-row>
        <table:table-row table:style-name="ro2">
          <table:table-cell table:style-name="ce2" office:value-type="string">
            <text:p>Zona</text:p>
          </table:table-cell>
          <table:table-cell table:style-name="ce2" office:value-type="string">
            <text:p>REGIONI</text:p>
          </table:table-cell>
          <table:table-cell table:style-name="ce2" office:value-type="string">
            <text:p>Numero</text:p>
          </table:table-cell>
          <table:table-cell table:style-name="ce2" office:value-type="string">
            <text:p>Anno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office:value-type="float" office:value="10179">
            <text:p>10.179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table:style-name="Default" office:value-type="float" office:value="367">
            <text:p>367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office:value-type="float" office:value="23561">
            <text:p>23.561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office:value-type="float" office:value="1658">
            <text:p>1.658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office:value-type="float" office:value="7297">
            <text:p>7.297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office:value-type="float" office:value="2761">
            <text:p>2.761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office:value-type="float" office:value="4669">
            <text:p>4.669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office:value-type="float" office:value="11750">
            <text:p>11.750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office:value-type="float" office:value="10298">
            <text:p>10.298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office:value-type="float" office:value="2662">
            <text:p>2.662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office:value-type="float" office:value="2927">
            <text:p>2.927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office:value-type="float" office:value="17512">
            <text:p>17.512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office:value-type="float" office:value="3607">
            <text:p>3.607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1160">
            <text:p>1.160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office:value-type="float" office:value="13897">
            <text:p>13.897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office:value-type="float" office:value="20095">
            <text:p>20.095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office:value-type="float" office:value="2046">
            <text:p>2.046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office:value-type="float" office:value="4359">
            <text:p>4.359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office:value-type="float" office:value="10633">
            <text:p>10.633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office:value-type="float" office:value="3598">
            <text:p>3.598</text:p>
          </table:table-cell>
          <table:table-cell office:value-type="float" office:value="1991">
            <text:p>1991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office:value-type="float" office:value="9123">
            <text:p>9.123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table:style-name="Default" office:value-type="float" office:value="340">
            <text:p>340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office:value-type="float" office:value="22519">
            <text:p>22.519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office:value-type="float" office:value="1547">
            <text:p>1.547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office:value-type="float" office:value="7152">
            <text:p>7.152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office:value-type="float" office:value="2510">
            <text:p>2.510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office:value-type="float" office:value="4492">
            <text:p>4.492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office:value-type="float" office:value="10863">
            <text:p>10.863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office:value-type="float" office:value="9994">
            <text:p>9.994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office:value-type="float" office:value="2641">
            <text:p>2.641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office:value-type="float" office:value="2887">
            <text:p>2.887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office:value-type="float" office:value="16796">
            <text:p>16.796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office:value-type="float" office:value="3294">
            <text:p>3.294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1168">
            <text:p>1.168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office:value-type="float" office:value="13942">
            <text:p>13.942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office:value-type="float" office:value="19098">
            <text:p>19.098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office:value-type="float" office:value="2059">
            <text:p>2.059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office:value-type="float" office:value="3799">
            <text:p>3.799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office:value-type="float" office:value="9659">
            <text:p>9.659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office:value-type="float" office:value="3788">
            <text:p>3.788</text:p>
          </table:table-cell>
          <table:table-cell office:value-type="float" office:value="1992">
            <text:p>1992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office:value-type="float" office:value="8302">
            <text:p>8.302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table:style-name="Default" office:value-type="float" office:value="330">
            <text:p>330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office:value-type="float" office:value="21186">
            <text:p>21.186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office:value-type="float" office:value="1492">
            <text:p>1.492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office:value-type="float" office:value="6803">
            <text:p>6.803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office:value-type="float" office:value="2417">
            <text:p>2.417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office:value-type="float" office:value="4209">
            <text:p>4.209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office:value-type="float" office:value="10722">
            <text:p>10.722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office:value-type="float" office:value="9462">
            <text:p>9.462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office:value-type="float" office:value="2340">
            <text:p>2.340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office:value-type="float" office:value="2806">
            <text:p>2.806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office:value-type="float" office:value="16935">
            <text:p>16.935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office:value-type="float" office:value="3305">
            <text:p>3.305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1100">
            <text:p>1.100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office:value-type="float" office:value="13318">
            <text:p>13.318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office:value-type="float" office:value="18889">
            <text:p>18.889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office:value-type="float" office:value="2004">
            <text:p>2.004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office:value-type="float" office:value="3794">
            <text:p>3.794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office:value-type="float" office:value="9201">
            <text:p>9.201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office:value-type="float" office:value="3367">
            <text:p>3.367</text:p>
          </table:table-cell>
          <table:table-cell office:value-type="float" office:value="1993">
            <text:p>1993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office:value-type="float" office:value="8713">
            <text:p>8.713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table:style-name="Default" office:value-type="float" office:value="262">
            <text:p>262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office:value-type="float" office:value="20376">
            <text:p>20.376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office:value-type="float" office:value="1390">
            <text:p>1.390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office:value-type="float" office:value="6049">
            <text:p>6.049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office:value-type="float" office:value="2189">
            <text:p>2.189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office:value-type="float" office:value="4240">
            <text:p>4.240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office:value-type="float" office:value="9120">
            <text:p>9.120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office:value-type="float" office:value="9108">
            <text:p>9.108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office:value-type="float" office:value="2252">
            <text:p>2.252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office:value-type="float" office:value="2305">
            <text:p>2.305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office:value-type="float" office:value="14888">
            <text:p>14.888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office:value-type="float" office:value="3128">
            <text:p>3.128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1016">
            <text:p>1.016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office:value-type="float" office:value="13592">
            <text:p>13.592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office:value-type="float" office:value="17212">
            <text:p>17.212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office:value-type="float" office:value="1730">
            <text:p>1.730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office:value-type="float" office:value="3763">
            <text:p>3.763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office:value-type="float" office:value="8815">
            <text:p>8.815</text:p>
          </table:table-cell>
          <table:table-cell office:value-type="float" office:value="1994">
            <text:p>1994</text:p>
          </table:table-cell>
          <table:table-cell table:number-columns-repeated="252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office:value-type="float" office:value="3337">
            <text:p>3.337</text:p>
          </table:table-cell>
          <table:table-cell office:value-type="float" office:value="1994">
            <text:p>1994</text:p>
          </table:table-cell>
          <table:table-cell table:number-columns-repeated="252"/>
        </table:table-row>
      </table:table>
      <table:table table:name="Tot_95_98" table:style-name="ta4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ce6"/>
        <table:table-column table:style-name="co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38" table:default-cell-style-name="Default"/>
        <table:table-row table:style-name="ro5">
          <table:table-cell table:style-name="ce1" office:value-type="string" table:number-columns-spanned="4" table:number-rows-spanned="1">
            <text:p>Interruzioni volontarie della gravidanza per regione</text:p>
          </table:table-cell>
          <table:covered-table-cell table:number-columns-repeated="3" table:style-name="ce3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>
            <text:p>Zona</text:p>
          </table:table-cell>
          <table:table-cell table:style-name="ce2" office:value-type="string">
            <text:p>REGIONI</text:p>
          </table:table-cell>
          <table:table-cell table:style-name="ce2" office:value-type="string">
            <text:p>Numero</text:p>
          </table:table-cell>
          <table:table-cell table:style-name="ce2" office:value-type="string">
            <text:p>Anno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table:style-name="ce4" office:value-type="float" office:value="7947">
            <text:p>7.947</text:p>
          </table:table-cell>
          <table:table-cell table:style-name="ce5" office:value-type="float" office:value="1995">
            <text:p>1995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office:value-type="float" office:value="231">
            <text:p>231</text:p>
          </table:table-cell>
          <table:table-cell table:style-name="ce5" office:value-type="float" office:value="1995">
            <text:p>1995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table:style-name="ce4" office:value-type="float" office:value="19856">
            <text:p>19.856</text:p>
          </table:table-cell>
          <table:table-cell table:style-name="ce5" office:value-type="float" office:value="1995">
            <text:p>1995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table:style-name="ce4" office:value-type="float" office:value="1382">
            <text:p>1.382</text:p>
          </table:table-cell>
          <table:table-cell table:style-name="ce5" office:value-type="float" office:value="1995">
            <text:p>1995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table:style-name="ce4" office:value-type="float" office:value="6282">
            <text:p>6.282</text:p>
          </table:table-cell>
          <table:table-cell table:style-name="ce5" office:value-type="float" office:value="1995">
            <text:p>1995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table:style-name="ce4" office:value-type="float" office:value="2075">
            <text:p>2.075</text:p>
          </table:table-cell>
          <table:table-cell table:style-name="ce5" office:value-type="float" office:value="1995">
            <text:p>1995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table:style-name="ce4" office:value-type="float" office:value="3827">
            <text:p>3.827</text:p>
          </table:table-cell>
          <table:table-cell table:style-name="ce5" office:value-type="float" office:value="1995">
            <text:p>1995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table:style-name="ce4" office:value-type="float" office:value="9375">
            <text:p>9.375</text:p>
          </table:table-cell>
          <table:table-cell table:style-name="ce5" office:value-type="float" office:value="1995">
            <text:p>1995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table:style-name="ce4" office:value-type="float" office:value="8347">
            <text:p>8.347</text:p>
          </table:table-cell>
          <table:table-cell table:style-name="ce5" office:value-type="float" office:value="1995">
            <text:p>1995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table:style-name="ce4" office:value-type="float" office:value="2187">
            <text:p>2.187</text:p>
          </table:table-cell>
          <table:table-cell table:style-name="ce5" office:value-type="float" office:value="1995">
            <text:p>1995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table:style-name="ce4" office:value-type="float" office:value="2159">
            <text:p>2.159</text:p>
          </table:table-cell>
          <table:table-cell table:style-name="ce5" office:value-type="float" office:value="1995">
            <text:p>1995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table:style-name="ce4" office:value-type="float" office:value="10322">
            <text:p>10.322</text:p>
          </table:table-cell>
          <table:table-cell table:style-name="ce5" office:value-type="float" office:value="1995">
            <text:p>1995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table:style-name="ce4" office:value-type="float" office:value="3023">
            <text:p>3.023</text:p>
          </table:table-cell>
          <table:table-cell table:style-name="ce5" office:value-type="float" office:value="1995">
            <text:p>1995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table:style-name="ce4" office:value-type="float" office:value="1007">
            <text:p>1.007</text:p>
          </table:table-cell>
          <table:table-cell table:style-name="ce5" office:value-type="float" office:value="1995">
            <text:p>1995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table:style-name="ce4" office:value-type="float" office:value="14171">
            <text:p>14.171</text:p>
          </table:table-cell>
          <table:table-cell table:style-name="ce5" office:value-type="float" office:value="1995">
            <text:p>1995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table:style-name="ce4" office:value-type="float" office:value="17476">
            <text:p>17.476</text:p>
          </table:table-cell>
          <table:table-cell table:style-name="ce5" office:value-type="float" office:value="1995">
            <text:p>1995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table:style-name="ce4" office:value-type="float" office:value="2024">
            <text:p>2.024</text:p>
          </table:table-cell>
          <table:table-cell table:style-name="ce5" office:value-type="float" office:value="1995">
            <text:p>1995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table:style-name="ce4" office:value-type="float" office:value="4058">
            <text:p>4.058</text:p>
          </table:table-cell>
          <table:table-cell table:style-name="ce5" office:value-type="float" office:value="1995">
            <text:p>1995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table:style-name="ce4" office:value-type="float" office:value="9345">
            <text:p>9.345</text:p>
          </table:table-cell>
          <table:table-cell table:style-name="ce5" office:value-type="float" office:value="1995">
            <text:p>1995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table:style-name="ce4" office:value-type="float" office:value="3541">
            <text:p>3.541</text:p>
          </table:table-cell>
          <table:table-cell table:style-name="ce5" office:value-type="float" office:value="1995">
            <text:p>1995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table:style-name="ce4" office:value-type="float" office:value="9438">
            <text:p>9.438</text:p>
          </table:table-cell>
          <table:table-cell table:style-name="ce5" office:value-type="float" office:value="1996">
            <text:p>1996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office:value-type="float" office:value="325">
            <text:p>325</text:p>
          </table:table-cell>
          <table:table-cell table:style-name="ce5" office:value-type="float" office:value="1996">
            <text:p>1996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table:style-name="ce4" office:value-type="float" office:value="19804">
            <text:p>19.804</text:p>
          </table:table-cell>
          <table:table-cell table:style-name="ce5" office:value-type="float" office:value="1996">
            <text:p>1996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table:style-name="ce4" office:value-type="float" office:value="1429">
            <text:p>1.429</text:p>
          </table:table-cell>
          <table:table-cell table:style-name="ce5" office:value-type="float" office:value="1996">
            <text:p>1996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table:style-name="ce4" office:value-type="float" office:value="6425">
            <text:p>6.425</text:p>
          </table:table-cell>
          <table:table-cell table:style-name="ce5" office:value-type="float" office:value="1996">
            <text:p>1996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table:style-name="ce4" office:value-type="float" office:value="2080">
            <text:p>2.080</text:p>
          </table:table-cell>
          <table:table-cell table:style-name="ce5" office:value-type="float" office:value="1996">
            <text:p>1996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table:style-name="ce4" office:value-type="float" office:value="4081">
            <text:p>4.081</text:p>
          </table:table-cell>
          <table:table-cell table:style-name="ce5" office:value-type="float" office:value="1996">
            <text:p>1996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table:style-name="ce4" office:value-type="float" office:value="9659">
            <text:p>9.659</text:p>
          </table:table-cell>
          <table:table-cell table:style-name="ce5" office:value-type="float" office:value="1996">
            <text:p>1996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table:style-name="ce4" office:value-type="float" office:value="8339">
            <text:p>8.339</text:p>
          </table:table-cell>
          <table:table-cell table:style-name="ce5" office:value-type="float" office:value="1996">
            <text:p>1996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table:style-name="ce4" office:value-type="float" office:value="2257">
            <text:p>2.257</text:p>
          </table:table-cell>
          <table:table-cell table:style-name="ce5" office:value-type="float" office:value="1996">
            <text:p>1996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table:style-name="ce4" office:value-type="float" office:value="2598">
            <text:p>2.598</text:p>
          </table:table-cell>
          <table:table-cell table:style-name="ce5" office:value-type="float" office:value="1996">
            <text:p>1996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table:style-name="ce4" office:value-type="float" office:value="13125">
            <text:p>13.125</text:p>
          </table:table-cell>
          <table:table-cell table:style-name="ce5" office:value-type="float" office:value="1996">
            <text:p>1996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table:style-name="ce4" office:value-type="float" office:value="3149">
            <text:p>3.149</text:p>
          </table:table-cell>
          <table:table-cell table:style-name="ce5" office:value-type="float" office:value="1996">
            <text:p>1996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959">
            <text:p>959</text:p>
          </table:table-cell>
          <table:table-cell table:style-name="ce5" office:value-type="float" office:value="1996">
            <text:p>1996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table:style-name="ce4" office:value-type="float" office:value="14113">
            <text:p>14.113</text:p>
          </table:table-cell>
          <table:table-cell table:style-name="ce5" office:value-type="float" office:value="1996">
            <text:p>1996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table:style-name="ce4" office:value-type="float" office:value="16918">
            <text:p>16.918</text:p>
          </table:table-cell>
          <table:table-cell table:style-name="ce5" office:value-type="float" office:value="1996">
            <text:p>1996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table:style-name="ce4" office:value-type="float" office:value="1679">
            <text:p>1.679</text:p>
          </table:table-cell>
          <table:table-cell table:style-name="ce5" office:value-type="float" office:value="1996">
            <text:p>1996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table:style-name="ce4" office:value-type="float" office:value="4636">
            <text:p>4.636</text:p>
          </table:table-cell>
          <table:table-cell table:style-name="ce5" office:value-type="float" office:value="1996">
            <text:p>1996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table:style-name="ce4" office:value-type="float" office:value="10250">
            <text:p>10.250</text:p>
          </table:table-cell>
          <table:table-cell table:style-name="ce5" office:value-type="float" office:value="1996">
            <text:p>1996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table:style-name="ce4" office:value-type="float" office:value="3132">
            <text:p>3.132</text:p>
          </table:table-cell>
          <table:table-cell table:style-name="ce5" office:value-type="float" office:value="1996">
            <text:p>1996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table:style-name="ce4" office:value-type="float" office:value="9865">
            <text:p>9.865</text:p>
          </table:table-cell>
          <table:table-cell table:style-name="ce5" office:value-type="float" office:value="1997">
            <text:p>1997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office:value-type="float" office:value="313">
            <text:p>313</text:p>
          </table:table-cell>
          <table:table-cell table:style-name="ce5" office:value-type="float" office:value="1997">
            <text:p>1997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table:style-name="ce4" office:value-type="float" office:value="20399">
            <text:p>20.399</text:p>
          </table:table-cell>
          <table:table-cell table:style-name="ce5" office:value-type="float" office:value="1997">
            <text:p>1997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table:style-name="ce4" office:value-type="float" office:value="1429">
            <text:p>1.429</text:p>
          </table:table-cell>
          <table:table-cell table:style-name="ce5" office:value-type="float" office:value="1997">
            <text:p>1997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table:style-name="ce4" office:value-type="float" office:value="6491">
            <text:p>6.491</text:p>
          </table:table-cell>
          <table:table-cell table:style-name="ce5" office:value-type="float" office:value="1997">
            <text:p>1997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table:style-name="ce4" office:value-type="float" office:value="2084">
            <text:p>2.084</text:p>
          </table:table-cell>
          <table:table-cell table:style-name="ce5" office:value-type="float" office:value="1997">
            <text:p>1997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table:style-name="ce4" office:value-type="float" office:value="3914">
            <text:p>3.914</text:p>
          </table:table-cell>
          <table:table-cell table:style-name="ce5" office:value-type="float" office:value="1997">
            <text:p>1997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table:style-name="ce4" office:value-type="float" office:value="9549">
            <text:p>9.549</text:p>
          </table:table-cell>
          <table:table-cell table:style-name="ce5" office:value-type="float" office:value="1997">
            <text:p>1997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table:style-name="ce4" office:value-type="float" office:value="8283">
            <text:p>8.283</text:p>
          </table:table-cell>
          <table:table-cell table:style-name="ce5" office:value-type="float" office:value="1997">
            <text:p>1997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table:style-name="ce4" office:value-type="float" office:value="2201">
            <text:p>2.201</text:p>
          </table:table-cell>
          <table:table-cell table:style-name="ce5" office:value-type="float" office:value="1997">
            <text:p>1997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table:style-name="ce4" office:value-type="float" office:value="2644">
            <text:p>2.644</text:p>
          </table:table-cell>
          <table:table-cell table:style-name="ce5" office:value-type="float" office:value="1997">
            <text:p>1997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table:style-name="ce4" office:value-type="float" office:value="14456">
            <text:p>14.456</text:p>
          </table:table-cell>
          <table:table-cell table:style-name="ce5" office:value-type="float" office:value="1997">
            <text:p>1997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table:style-name="ce4" office:value-type="float" office:value="3189">
            <text:p>3.189</text:p>
          </table:table-cell>
          <table:table-cell table:style-name="ce5" office:value-type="float" office:value="1997">
            <text:p>1997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973">
            <text:p>973</text:p>
          </table:table-cell>
          <table:table-cell table:style-name="ce5" office:value-type="float" office:value="1997">
            <text:p>1997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table:style-name="ce4" office:value-type="float" office:value="13897">
            <text:p>13.897</text:p>
          </table:table-cell>
          <table:table-cell table:style-name="ce5" office:value-type="float" office:value="1997">
            <text:p>1997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table:style-name="ce4" office:value-type="float" office:value="16285">
            <text:p>16.285</text:p>
          </table:table-cell>
          <table:table-cell table:style-name="ce5" office:value-type="float" office:value="1997">
            <text:p>1997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table:style-name="ce4" office:value-type="float" office:value="1618">
            <text:p>1.618</text:p>
          </table:table-cell>
          <table:table-cell table:style-name="ce5" office:value-type="float" office:value="1997">
            <text:p>1997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table:style-name="ce4" office:value-type="float" office:value="4854">
            <text:p>4.854</text:p>
          </table:table-cell>
          <table:table-cell table:style-name="ce5" office:value-type="float" office:value="1997">
            <text:p>1997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table:style-name="ce4" office:value-type="float" office:value="10584">
            <text:p>10.584</text:p>
          </table:table-cell>
          <table:table-cell table:style-name="ce5" office:value-type="float" office:value="1997">
            <text:p>1997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table:style-name="ce4" office:value-type="float" office:value="3002">
            <text:p>3.002</text:p>
          </table:table-cell>
          <table:table-cell table:style-name="ce5" office:value-type="float" office:value="1997">
            <text:p>1997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table:style-name="ce4" office:value-type="float" office:value="9942">
            <text:p>9.942</text:p>
          </table:table-cell>
          <table:table-cell table:style-name="ce5" office:value-type="float" office:value="1998">
            <text:p>1998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office:value-type="float" office:value="305">
            <text:p>305</text:p>
          </table:table-cell>
          <table:table-cell table:style-name="ce5" office:value-type="float" office:value="1998">
            <text:p>1998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table:style-name="ce4" office:value-type="float" office:value="20238">
            <text:p>20.238</text:p>
          </table:table-cell>
          <table:table-cell table:style-name="ce5" office:value-type="float" office:value="1998">
            <text:p>1998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table:style-name="ce4" office:value-type="float" office:value="1479">
            <text:p>1.479</text:p>
          </table:table-cell>
          <table:table-cell table:style-name="ce5" office:value-type="float" office:value="1998">
            <text:p>1998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table:style-name="ce4" office:value-type="float" office:value="6403">
            <text:p>6.403</text:p>
          </table:table-cell>
          <table:table-cell table:style-name="ce5" office:value-type="float" office:value="1998">
            <text:p>1998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table:style-name="ce4" office:value-type="float" office:value="2084">
            <text:p>2.084</text:p>
          </table:table-cell>
          <table:table-cell table:style-name="ce5" office:value-type="float" office:value="1998">
            <text:p>1998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table:style-name="ce4" office:value-type="float" office:value="3998">
            <text:p>3.998</text:p>
          </table:table-cell>
          <table:table-cell table:style-name="ce5" office:value-type="float" office:value="1998">
            <text:p>1998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table:style-name="ce4" office:value-type="float" office:value="9755">
            <text:p>9.755</text:p>
          </table:table-cell>
          <table:table-cell table:style-name="ce5" office:value-type="float" office:value="1998">
            <text:p>1998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table:style-name="ce4" office:value-type="float" office:value="8262">
            <text:p>8.262</text:p>
          </table:table-cell>
          <table:table-cell table:style-name="ce5" office:value-type="float" office:value="1998">
            <text:p>1998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table:style-name="ce4" office:value-type="float" office:value="2115">
            <text:p>2.115</text:p>
          </table:table-cell>
          <table:table-cell table:style-name="ce5" office:value-type="float" office:value="1998">
            <text:p>1998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table:style-name="ce4" office:value-type="float" office:value="2616">
            <text:p>2.616</text:p>
          </table:table-cell>
          <table:table-cell table:style-name="ce5" office:value-type="float" office:value="1998">
            <text:p>1998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table:style-name="ce4" office:value-type="float" office:value="14466">
            <text:p>14.466</text:p>
          </table:table-cell>
          <table:table-cell table:style-name="ce5" office:value-type="float" office:value="1998">
            <text:p>1998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table:style-name="ce4" office:value-type="float" office:value="3071">
            <text:p>3.071</text:p>
          </table:table-cell>
          <table:table-cell table:style-name="ce5" office:value-type="float" office:value="1998">
            <text:p>1998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810">
            <text:p>810</text:p>
          </table:table-cell>
          <table:table-cell table:style-name="ce5" office:value-type="float" office:value="1998">
            <text:p>1998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table:style-name="ce4" office:value-type="float" office:value="13917">
            <text:p>13.917</text:p>
          </table:table-cell>
          <table:table-cell table:style-name="ce5" office:value-type="float" office:value="1998">
            <text:p>1998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table:style-name="ce4" office:value-type="float" office:value="15596">
            <text:p>15.596</text:p>
          </table:table-cell>
          <table:table-cell table:style-name="ce5" office:value-type="float" office:value="1998">
            <text:p>1998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table:style-name="ce4" office:value-type="float" office:value="1540">
            <text:p>1.540</text:p>
          </table:table-cell>
          <table:table-cell table:style-name="ce5" office:value-type="float" office:value="1998">
            <text:p>1998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table:style-name="ce4" office:value-type="float" office:value="4647">
            <text:p>4.647</text:p>
          </table:table-cell>
          <table:table-cell table:style-name="ce5" office:value-type="float" office:value="1998">
            <text:p>1998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table:style-name="ce4" office:value-type="float" office:value="10420">
            <text:p>10.420</text:p>
          </table:table-cell>
          <table:table-cell table:style-name="ce5" office:value-type="float" office:value="1998">
            <text:p>1998</text:p>
          </table:table-cell>
          <table:table-cell table:style-name="Default"/>
          <table:table-cell table:number-columns-repeated="251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table:style-name="ce4" office:value-type="float" office:value="2764">
            <text:p>2.764</text:p>
          </table:table-cell>
          <table:table-cell table:style-name="ce5" office:value-type="float" office:value="1998">
            <text:p>1998</text:p>
          </table:table-cell>
          <table:table-cell table:style-name="Default"/>
          <table:table-cell table:number-columns-repeated="251"/>
        </table:table-row>
        <table:table-row table:style-name="ro2" table:number-rows-repeated="6545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ot_99_02" table:style-name="ta5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number-columns-repeated="234" table:default-cell-style-name="Default"/>
        <table:table-row table:style-name="ro6">
          <table:table-cell table:style-name="ce1" office:value-type="string" table:number-columns-spanned="4" table:number-rows-spanned="1">
            <text:p>Interruzioni volontarie della gravidanza per regione</text:p>
          </table:table-cell>
          <table:covered-table-cell table:number-columns-repeated="3" table:style-name="ce3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>
            <text:p>Zona</text:p>
          </table:table-cell>
          <table:table-cell table:style-name="ce2" office:value-type="string">
            <text:p>REGIONI</text:p>
          </table:table-cell>
          <table:table-cell table:style-name="ce2" office:value-type="string">
            <text:p>Numero</text:p>
          </table:table-cell>
          <table:table-cell table:style-name="ce2" office:value-type="string">
            <text:p>Anno</text:p>
          </table:table-cell>
          <table:table-cell table:number-columns-repeated="252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table:style-name="ce4" office:value-type="float" office:value="9671">
            <text:p>9.671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office:value-type="float" office:value="313">
            <text:p>313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table:style-name="ce4" office:value-type="float" office:value="20897">
            <text:p>20.897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table:style-name="ce4" office:value-type="float" office:value="1409">
            <text:p>1.409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table:style-name="ce4" office:value-type="float" office:value="6881">
            <text:p>6.881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table:style-name="ce4" office:value-type="float" office:value="2142">
            <text:p>2.142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table:style-name="ce4" office:value-type="float" office:value="3853">
            <text:p>3.853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table:style-name="ce4" office:value-type="float" office:value="9774">
            <text:p>9.774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table:style-name="ce4" office:value-type="float" office:value="7786">
            <text:p>7.786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table:style-name="ce4" office:value-type="float" office:value="2109">
            <text:p>2.109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table:style-name="ce4" office:value-type="float" office:value="2557">
            <text:p>2.557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table:style-name="ce4" office:value-type="float" office:value="14774">
            <text:p>14.774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table:style-name="ce4" office:value-type="float" office:value="3034">
            <text:p>3.034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834">
            <text:p>834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table:style-name="ce4" office:value-type="float" office:value="14067">
            <text:p>14.067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table:style-name="ce4" office:value-type="float" office:value="14982">
            <text:p>14.982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table:style-name="ce4" office:value-type="float" office:value="1490">
            <text:p>1.490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table:style-name="ce4" office:value-type="float" office:value="4386">
            <text:p>4.386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table:style-name="ce4" office:value-type="float" office:value="10600">
            <text:p>10.600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table:style-name="ce4" office:value-type="float" office:value="2726">
            <text:p>2.726</text:p>
          </table:table-cell>
          <table:table-cell table:style-name="ce5" office:value-type="float" office:value="1999">
            <text:p>1999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table:style-name="ce4" office:value-type="float" office:value="10245">
            <text:p>10.245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office:value-type="float" office:value="322">
            <text:p>322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table:style-name="ce4" office:value-type="float" office:value="20044">
            <text:p>20.044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table:style-name="ce4" office:value-type="float" office:value="1387">
            <text:p>1.387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table:style-name="ce4" office:value-type="float" office:value="6709">
            <text:p>6.709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table:style-name="ce4" office:value-type="float" office:value="2010">
            <text:p>2.010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table:style-name="ce4" office:value-type="float" office:value="3775">
            <text:p>3.775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table:style-name="ce4" office:value-type="float" office:value="9670">
            <text:p>9.670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table:style-name="ce4" office:value-type="float" office:value="8097">
            <text:p>8.097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table:style-name="ce4" office:value-type="float" office:value="2180">
            <text:p>2.180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table:style-name="ce4" office:value-type="float" office:value="2496">
            <text:p>2.496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table:style-name="ce4" office:value-type="float" office:value="13799">
            <text:p>13.799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table:style-name="ce4" office:value-type="float" office:value="2923">
            <text:p>2.923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784">
            <text:p>784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table:style-name="ce4" office:value-type="float" office:value="13281">
            <text:p>13.281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table:style-name="ce4" office:value-type="float" office:value="14287">
            <text:p>14.287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table:style-name="ce4" office:value-type="float" office:value="1295">
            <text:p>1.295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table:style-name="ce4" office:value-type="float" office:value="4221">
            <text:p>4.221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table:style-name="ce4" office:value-type="float" office:value="9975">
            <text:p>9.975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table:style-name="ce4" office:value-type="float" office:value="2662">
            <text:p>2.662</text:p>
          </table:table-cell>
          <table:table-cell table:style-name="ce5" office:value-type="float" office:value="2000">
            <text:p>2000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table:style-name="ce4" office:value-type="float" office:value="9825">
            <text:p>9.825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office:value-type="float" office:value="294">
            <text:p>294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table:style-name="ce4" office:value-type="float" office:value="20456">
            <text:p>20.456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table:style-name="ce4" office:value-type="float" office:value="1375">
            <text:p>1.375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table:style-name="ce4" office:value-type="float" office:value="6774">
            <text:p>6.774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table:style-name="ce4" office:value-type="float" office:value="2018">
            <text:p>2.018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table:style-name="ce4" office:value-type="float" office:value="3721">
            <text:p>3.721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table:style-name="ce4" office:value-type="float" office:value="9521">
            <text:p>9.521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table:style-name="ce4" office:value-type="float" office:value="7468">
            <text:p>7.468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table:style-name="ce4" office:value-type="float" office:value="2205">
            <text:p>2.205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table:style-name="ce4" office:value-type="float" office:value="2485">
            <text:p>2.485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table:style-name="ce4" office:value-type="float" office:value="13781">
            <text:p>13.781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table:style-name="ce4" office:value-type="float" office:value="2687">
            <text:p>2.687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643">
            <text:p>643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table:style-name="ce4" office:value-type="float" office:value="12621">
            <text:p>12.621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table:style-name="ce4" office:value-type="float" office:value="13863">
            <text:p>13.863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table:style-name="ce4" office:value-type="float" office:value="1358">
            <text:p>1.358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table:style-name="ce4" office:value-type="float" office:value="3602">
            <text:p>3.602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table:style-name="ce4" office:value-type="float" office:value="9096">
            <text:p>9.096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table:style-name="ce4" office:value-type="float" office:value="2513">
            <text:p>2.513</text:p>
          </table:table-cell>
          <table:table-cell table:style-name="ce5" office:value-type="float" office:value="2001">
            <text:p>2001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Piemonte</text:p>
          </table:table-cell>
          <table:table-cell table:style-name="ce4" office:value-type="float" office:value="9987">
            <text:p>9.987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Valle d'Aosta</text:p>
          </table:table-cell>
          <table:table-cell office:value-type="float" office:value="297">
            <text:p>297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Lombardia</text:p>
          </table:table-cell>
          <table:table-cell table:style-name="ce4" office:value-type="float" office:value="20028">
            <text:p>20.028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Trentino-Alto Adige</text:p>
          </table:table-cell>
          <table:table-cell table:style-name="ce4" office:value-type="float" office:value="1436">
            <text:p>1.436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Veneto</text:p>
          </table:table-cell>
          <table:table-cell table:style-name="ce4" office:value-type="float" office:value="7145">
            <text:p>7.145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Friuli-Venezia Giulia</text:p>
          </table:table-cell>
          <table:table-cell table:style-name="ce4" office:value-type="float" office:value="2018">
            <text:p>2.018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Liguria</text:p>
          </table:table-cell>
          <table:table-cell table:style-name="ce4" office:value-type="float" office:value="3671">
            <text:p>3.671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Nord</text:p>
          </table:table-cell>
          <table:table-cell office:value-type="string">
            <text:p>Emilia-Romagna</text:p>
          </table:table-cell>
          <table:table-cell table:style-name="ce4" office:value-type="float" office:value="9782">
            <text:p>9.782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Toscana</text:p>
          </table:table-cell>
          <table:table-cell table:style-name="ce4" office:value-type="float" office:value="7286">
            <text:p>7.286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Umbria</text:p>
          </table:table-cell>
          <table:table-cell table:style-name="ce4" office:value-type="float" office:value="2202">
            <text:p>2.202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Marche</text:p>
          </table:table-cell>
          <table:table-cell table:style-name="ce4" office:value-type="float" office:value="2592">
            <text:p>2.592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Lazio</text:p>
          </table:table-cell>
          <table:table-cell table:style-name="ce4" office:value-type="float" office:value="14140">
            <text:p>14.140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Abruzzo</text:p>
          </table:table-cell>
          <table:table-cell table:style-name="ce4" office:value-type="float" office:value="2841">
            <text:p>2.841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Centro</text:p>
          </table:table-cell>
          <table:table-cell office:value-type="string">
            <text:p>Molise</text:p>
          </table:table-cell>
          <table:table-cell office:value-type="float" office:value="705">
            <text:p>705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mpania</text:p>
          </table:table-cell>
          <table:table-cell table:style-name="ce4" office:value-type="float" office:value="10082">
            <text:p>10.082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Puglia</text:p>
          </table:table-cell>
          <table:table-cell table:style-name="ce4" office:value-type="float" office:value="12946">
            <text:p>12.946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Basilicata</text:p>
          </table:table-cell>
          <table:table-cell table:style-name="ce4" office:value-type="float" office:value="1234">
            <text:p>1.234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Calabria</text:p>
          </table:table-cell>
          <table:table-cell table:style-name="ce4" office:value-type="float" office:value="3612">
            <text:p>3.612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icilia</text:p>
          </table:table-cell>
          <table:table-cell table:style-name="ce4" office:value-type="float" office:value="9359">
            <text:p>9.359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>
          <table:table-cell office:value-type="string">
            <text:p>Sud e isole</text:p>
          </table:table-cell>
          <table:table-cell office:value-type="string">
            <text:p>Sardegna</text:p>
          </table:table-cell>
          <table:table-cell table:style-name="ce4" office:value-type="float" office:value="2429">
            <text:p>2.429</text:p>
          </table:table-cell>
          <table:table-cell table:style-name="ce5" office:value-type="float" office:value="2002">
            <text:p>2002</text:p>
          </table:table-cell>
          <table:table-cell table:number-columns-repeated="15"/>
          <table:table-cell table:style-name="Default"/>
          <table:table-cell table:number-columns-repeated="236"/>
        </table:table-row>
        <table:table-row table:style-name="ro2" table:number-rows-repeated="65452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Arial Unicode MS" style:language-asian="it" style:country-asian="IT" style:font-name-complex="Tahoma" style:language-complex="it" style:country-complex="IT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integer-digits="1" number:grouping="true"/>
    </number:number-style>
    <number:number-style style:name="N106">
      <number:text>-€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-</number:text>
      <number:number number:decimal-places="0" number:min-integer-digits="1" number:grouping="true"/>
      <number:text> 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€ </number:text>
      <number:number number:decimal-places="0" number:min-integer-digits="1" number:grouping="true"/>
      <number:text> </number:text>
    </number:number-style>
    <number:number-style style:name="N113P1" style:volatile="true">
      <number:text>-€ </number:text>
      <number:number number:decimal-places="0" number:min-integer-digits="1" number:grouping="true"/>
      <number:text> </number:text>
    </number:number-style>
    <number:number-style style:name="N113P2" style:volatile="true">
      <number:text> € 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€ </number:text>
      <number:number number:decimal-places="2" number:min-integer-digits="1" number:grouping="true"/>
      <number:text> </number:text>
    </number:number-style>
    <number:number-style style:name="N115P1" style:volatile="true">
      <number:text>-€ </number:text>
      <number:number number:decimal-places="2" number:min-integer-digits="1" number:grouping="true"/>
      <number:text> </number:text>
    </number:number-style>
    <number:number-style style:name="N115P2" style:volatile="true">
      <number:text> € 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.</number:text>
      <number:seconds number:style="long"/>
    </number:time-style>
    <number:time-style style:name="N11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8">
      <number:minutes number:style="long"/>
      <number:text>.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1P0" style:volatile="true" number:language="it" number:country="IT">
      <number:text>€ </number:text>
      <number:number number:decimal-places="0" number:min-integer-digits="1" number:grouping="true"/>
    </number:number-style>
    <number:number-style style:name="N10111" number:language="it" number:country="I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2" number:min-integer-digits="1" number:grouping="true"/>
    </number:number-style>
    <number:number-style style:name="N10113" number:language="it" number:country="I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2">12/07/2006</text:date>, <text:time>22.26.1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Tot_5f_83_5f_86" style:display-name="PageStyle_Tot_83_86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Tot_5f_87_5f_90" style:display-name="PageStyle_Tot_87_90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Tot_5f_91_5f_94" style:display-name="PageStyle_Tot_91_94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Tot_5f_95_5f_98" style:display-name="PageStyle_Tot_95_98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Tot_5f_99_5f_02" style:display-name="PageStyle_Tot_99_02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arco</meta:initial-creator>
    <meta:creation-date>2005-11-18T02:58:34</meta:creation-date>
    <dc:creator>Marco</dc:creator>
    <dc:date>2005-11-18T11:02:01</dc:date>
    <meta:print-date>2006-07-12T22:25:38</meta:print-date>
    <dc:language>it-IT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5" meta:cell-count="1625"/>
  </office:meta>
</office:document-meta>
</file>